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0cm" fo:margin-right="0cm" fo:line-height="150%" fo:text-indent="0cm" style:auto-text-indent="false"/>
    </style:style>
    <style:style style:name="P4" style:family="paragraph" style:parent-style-name="Standard">
      <style:text-properties fo:font-size="20pt" fo:font-weight="bold" officeooo:rsid="000d6fd1" officeooo:paragraph-rsid="000d6fd1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5pt" fo:font-weight="bold" officeooo:rsid="000d6fd1" officeooo:paragraph-rsid="000d6fd1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color="#2a2a2a" loext:opacity="100%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color="#2a2a2a" loext:opacity="100%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n You Feel The Love Tonight </text:p>
      <text:p text:style-name="P5">Elton John</text:p>
      <text:p text:style-name="Standard"/>
      <text:section text:style-name="Sect1" text:name="Seção1">
        <text:p text:style-name="P1">Something has changed within me</text:p>
        <text:p text:style-name="P7">Something is not the same</text:p>
        <text:p text:style-name="P7">I'm through with playing by the rules</text:p>
        <text:p text:style-name="P7">Of someone else's game</text:p>
        <text:p text:style-name="P7">Too late for second-guessing</text:p>
        <text:p text:style-name="P7">Too late to go back to sleep</text:p>
        <text:p text:style-name="P7">It's time to trust my instincts</text:p>
        <text:p text:style-name="P7">Close my eyes and leap</text:p>
        <text:p text:style-name="P8"/>
        <text:p text:style-name="P7">It's time to try</text:p>
        <text:p text:style-name="P7">Defying gravity</text:p>
        <text:p text:style-name="P7">I think I'll try</text:p>
        <text:p text:style-name="P7">Defying gravity</text:p>
        <text:p text:style-name="P7">Kiss me goodbye</text:p>
        <text:p text:style-name="P7">I'm defying gravity</text:p>
        <text:p text:style-name="P7">And you won't bring me down!</text:p>
        <text:p text:style-name="P8"/>
        <text:p text:style-name="P7">I'm through accepting limits</text:p>
        <text:p text:style-name="P7">" Cause someone says they're so</text:p>
        <text:p text:style-name="P7">Some things I cannot change</text:p>
        <text:p text:style-name="P7">But till I try, I'll never know!</text:p>
        <text:p text:style-name="P7">Too long I've been afraid of</text:p>
        <text:p text:style-name="P7">Losing love I guess I've lost</text:p>
        <text:p text:style-name="P1">Well, if that's love</text:p>
        <text:p text:style-name="P7">It comes at much too high a cost!</text:p>
        <text:p text:style-name="P8"/>
        <text:p text:style-name="P7">I'd sooner buy</text:p>
        <text:p text:style-name="P7">Defying gravity</text:p>
        <text:p text:style-name="P7">Kiss me goodbye</text:p>
        <text:p text:style-name="P7">I'm defying gravity</text:p>
        <text:p text:style-name="P7">I think I'll try</text:p>
        <text:p text:style-name="P7">Defying gravity</text:p>
        <text:p text:style-name="P7">And you won't bring me down</text:p>
        <text:p text:style-name="P8"/>
        <text:p text:style-name="P7">I'd sooner buy</text:p>
        <text:p text:style-name="P7">Defying gravity</text:p>
        <text:p text:style-name="P7">Kiss me goodbye</text:p>
        <text:p text:style-name="P7">I'm defying gravity</text:p>
        <text:p text:style-name="P7">I think I'll try</text:p>
        <text:p text:style-name="P7">Defying gravity</text:p>
        <text:p text:style-name="P7">And you won't bring me down</text:p>
        <text:p text:style-name="P7">Bring me down</text:p>
        <text:p text:style-name="P7">Ooh!</text:p>
        <text:p text:style-name="P3"/>
        <text:p text:style-name="P3"/>
        <text:p text:style-name="P1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3:28:40.575299454</meta:creation-date>
    <dc:date>2025-06-06T08:08:21.301196400</dc:date>
    <meta:editing-duration>PT26M3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41" meta:word-count="171" meta:character-count="875" meta:non-whitespace-character-count="744"/>
  </office:meta>
</office:document-meta>
</file>